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:</text:p>
          </table:table-cell>
          <table:table-cell office:value-type="float" office:value="336" calcext:value-type="float">
            <text:p>336</text:p>
          </table:table-cell>
          <table:table-cell office:value-type="float" office:value="269" calcext:value-type="float">
            <text:p>269</text:p>
          </table:table-cell>
          <table:table-cell office:value-type="float" office:value="215" calcext:value-type="float">
            <text:p>215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6" calcext:value-type="float">
            <text:p>28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9" calcext:value-type="float">
            <text:p>28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1" calcext:value-type="float">
            <text:p>33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2" calcext:value-type="float">
            <text:p>33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" calcext:value-type="float">
            <text:p>24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4" calcext:value-type="float">
            <text:p>29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5" calcext:value-type="float">
            <text:p>295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22:11:00.315813499</meta:creation-date>
    <dc:date>2020-10-23T02:29:14.950300430</dc:date>
    <meta:editing-duration>PT3H37M52S</meta:editing-duration>
    <meta:editing-cycles>2</meta:editing-cycles>
    <meta:generator>LibreOffice/6.4.5.2$Linux_X86_64 LibreOffice_project/40$Build-2</meta:generator>
    <meta:document-statistic meta:table-count="1" meta:cell-count="66" meta:object-count="0"/>
  </office:meta>
</office:document-meta>
</file>